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Platforms" style:family="table">
      <style:table-properties style:width="6.6931in" table:align="margins"/>
    </style:style>
    <style:style style:name="Platforms.A" style:family="table-column">
      <style:table-column-properties style:column-width="3.3465in" style:rel-column-width="32767*"/>
    </style:style>
    <style:style style:name="Platforms.B" style:family="table-column">
      <style:table-column-properties style:column-width="3.3465in" style:rel-column-width="32768*"/>
    </style:style>
    <style:style style:name="Platforms.A1" style:family="table-cell">
      <style:table-cell-properties fo:padding="0.0382in" fo:border-left="0.0007in solid #000000" fo:border-right="none" fo:border-top="0.0007in solid #000000" fo:border-bottom="0.0007in solid #000000"/>
    </style:style>
    <style:style style:name="Platforms.B1" style:family="table-cell">
      <style:table-cell-properties fo:padding="0.0382in" fo:border="0.0007in solid #000000"/>
    </style:style>
    <style:style style:name="Platforms.A2" style:family="table-cell">
      <style:table-cell-properties fo:padding="0.0382in" fo:border-left="0.0007in solid #000000" fo:border-right="none" fo:border-top="none" fo:border-bottom="0.0007in solid #000000"/>
    </style:style>
    <style:style style:name="Platforms.B2" style:family="table-cell">
      <style:table-cell-properties fo:padding="0.0382in" fo:border-left="0.0007in solid #000000" fo:border-right="0.0007in solid #000000" fo:border-top="none" fo:border-bottom="0.0007in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33in" style:rel-column-width="11802*"/>
    </style:style>
    <style:style style:name="Packages.B" style:family="table-column">
      <style:table-column-properties style:column-width="1.0431in" style:rel-column-width="10862*"/>
    </style:style>
    <style:style style:name="Packages.C" style:family="table-column">
      <style:table-column-properties style:column-width="4.1167in" style:rel-column-width="42871*"/>
    </style:style>
    <style:style style:name="Packages.A1" style:family="table-cell">
      <style:table-cell-properties fo:padding="0.0382in" fo:border-left="0.0007in solid #000000" fo:border-right="none" fo:border-top="0.0007in solid #000000" fo:border-bottom="0.0007in solid #000000"/>
    </style:style>
    <style:style style:name="Packages.C1" style:family="table-cell">
      <style:table-cell-properties fo:padding="0.0382in" fo:border="0.0007in solid #000000"/>
    </style:style>
    <style:style style:name="Packages.A2" style:family="table-cell">
      <style:table-cell-properties fo:padding="0.0382in" fo:border-left="0.0007in solid #000000" fo:border-right="none" fo:border-top="none" fo:border-bottom="0.0007in solid #000000"/>
    </style:style>
    <style:style style:name="Packages.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center" style:justify-single-word="false"/>
    </style:style>
    <style:style style:name="P5" style:family="paragraph" style:parent-style-name="Reference">
      <style:paragraph-properties fo:break-before="page">
        <style:tab-stops/>
      </style:paragraph-properties>
    </style:style>
    <style:style style:name="P6" style:family="paragraph" style:parent-style-name="Text_20_body">
      <style:text-properties fo:font-weight="normal" style:font-weight-asian="normal" style:font-weight-complex="normal"/>
    </style:style>
    <style:style style:name="P7" style:family="paragraph" style:parent-style-name="List_20_1_20_End">
      <style:paragraph-properties fo:margin-left="0in" fo:margin-right="0in" fo:text-indent="0in" style:auto-text-indent="false"/>
    </style:style>
    <style:style style:name="P8" style:family="paragraph" style:parent-style-name="Answer">
      <style:paragraph-properties>
        <style:tab-stops/>
      </style:paragraph-properties>
    </style:style>
    <style:style style:name="P9" style:family="paragraph" style:parent-style-name="List_20_1_20_End" style:list-style-name="L3"/>
    <style:style style:name="P10" style:family="paragraph" style:parent-style-name="List_20_1_20_End" style:list-style-name="L6"/>
    <style:style style:name="P11" style:family="paragraph" style:parent-style-name="List_20_1_20_End" style:list-style-name="L7"/>
    <style:style style:name="P12" style:family="paragraph" style:parent-style-name="List_20_1_20_End" style:list-style-name="L1"/>
    <style:style style:name="P13" style:family="paragraph" style:parent-style-name="Index_20_1">
      <style:paragraph-properties>
        <style:tab-stops>
          <style:tab-stop style:position="6.6929in" style:type="right" style:leader-style="dotted" style:leader-text="."/>
        </style:tab-stops>
      </style:paragraph-properties>
    </style:style>
    <style:style style:name="P14" style:family="paragraph" style:parent-style-name="Contents_20_3">
      <style:paragraph-properties>
        <style:tab-stops>
          <style:tab-stop style:position="6.3in" style:type="right" style:leader-style="dotted" style:leader-text="."/>
        </style:tab-stops>
      </style:paragraph-properties>
    </style:style>
    <style:style style:name="P15" style:family="paragraph" style:parent-style-name="Table_20_index_20_1">
      <style:paragraph-properties>
        <style:tab-stops>
          <style:tab-stop style:position="6.6929in" style:type="right" style:leader-style="dotted" style:leader-text="."/>
        </style:tab-stops>
      </style:paragraph-properties>
    </style:style>
    <style:style style:name="P16" style:family="paragraph" style:parent-style-name="Heading_20_1" style:list-style-name="">
      <style:paragraph-properties fo:text-align="justify" style:justify-single-word="false"/>
    </style:style>
    <style:style style:name="P17" style:family="paragraph" style:parent-style-name="Heading_20_1">
      <style:paragraph-properties fo:break-before="page"/>
    </style:style>
    <style:style style:name="P18" style:family="paragraph" style:parent-style-name="Option">
      <style:text-properties fo:font-style="normal" style:font-style-asian="normal" style:font-style-complex="normal"/>
    </style:style>
    <style:style style:name="P19" style:family="paragraph" style:parent-style-name="List_20_1_20_Start" style:list-style-name="L1"/>
    <style:style style:name="P20" style:family="paragraph" style:parent-style-name="List_20_1_20_Start" style:list-style-name="L2"/>
    <style:style style:name="P21" style:family="paragraph" style:parent-style-name="List_20_1_20_Start" style:list-style-name="L4"/>
    <style:style style:name="P22" style:family="paragraph" style:parent-style-name="List_20_1_20_Start" style:list-style-name="L7"/>
    <style:style style:name="P23" style:family="paragraph" style:parent-style-name="Answer">
      <style:paragraph-properties>
        <style:tab-stops/>
      </style:paragraph-properties>
      <style:text-properties style:text-underline-style="none"/>
    </style:style>
    <style:style style:name="P24" style:family="paragraph" style:parent-style-name="Illustration_20_Index_20_1">
      <style:paragraph-properties>
        <style:tab-stops>
          <style:tab-stop style:position="6.6929in" style:type="right" style:leader-style="dotted" style:leader-text="."/>
        </style:tab-stops>
      </style:paragraph-properties>
    </style:style>
    <style:style style:name="P25" style:family="paragraph" style:parent-style-name="Contents_20_2">
      <style:paragraph-properties>
        <style:tab-stops>
          <style:tab-stop style:position="6.4965in" style:type="right" style:leader-style="dotted" style:leader-text="."/>
        </style:tab-stops>
      </style:paragraph-properties>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List_20_1_20_Cont." style:list-style-name="L1"/>
    <style:style style:name="P28" style:family="paragraph" style:parent-style-name="List_20_1_20_Cont." style:list-style-name="L5"/>
    <style:style style:name="P29" style:family="paragraph" style:parent-style-name="List_20_1_20_Cont." style:list-style-name="L7"/>
    <style:style style:name="P30" style:family="paragraph" style:parent-style-name="Contents_20_Heading">
      <style:paragraph-properties fo:break-before="page"/>
    </style:style>
    <style:style style:name="P31" style:family="paragraph" style:parent-style-name="List_20_2" style:list-style-name="L1"/>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Onzen</text:p>
      <text:p text:style-name="P2">Version 0.0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Table of Contents</text:p>
          </text:index-title>
          <text:p text:style-name="P26"><text:a xlink:type="simple" xlink:href="#__RefHeading__31345316" text:style-name="Index_20_Link" text:visited-style-name="Index_20_Link">Overview<text:tab/>3</text:a></text:p>
          <text:p text:style-name="P25"><text:a xlink:type="simple" xlink:href="#__RefHeading__16232_1510295094" text:style-name="Index_20_Link" text:visited-style-name="Index_20_Link">Features<text:tab/>3</text:a></text:p>
          <text:p text:style-name="P25"><text:a xlink:type="simple" xlink:href="#__RefHeading__16234_1510295094" text:style-name="Index_20_Link" text:visited-style-name="Index_20_Link">Requirements<text:tab/>3</text:a></text:p>
          <text:p text:style-name="P26"><text:a xlink:type="simple" xlink:href="#__RefHeading__16238_1510295094" text:style-name="Index_20_Link" text:visited-style-name="Index_20_Link">Installation<text:tab/>4</text:a></text:p>
          <text:p text:style-name="P25"><text:a xlink:type="simple" xlink:href="#__RefHeading__16240_1510295094" text:style-name="Index_20_Link" text:visited-style-name="Index_20_Link">Packages<text:tab/>4</text:a></text:p>
          <text:p text:style-name="P26"><text:a xlink:type="simple" xlink:href="#__RefHeading__16242_1510295094" text:style-name="Index_20_Link" text:visited-style-name="Index_20_Link">Usage<text:tab/>4</text:a></text:p>
          <text:p text:style-name="P25"><text:a xlink:type="simple" xlink:href="#__RefHeading__7285_1511697857" text:style-name="Index_20_Link" text:visited-style-name="Index_20_Link">Repositories<text:tab/>5</text:a></text:p>
          <text:p text:style-name="P14"><text:a xlink:type="simple" xlink:href="#__RefHeading__7378_1511697857" text:style-name="Index_20_Link" text:visited-style-name="Index_20_Link">Repository lists<text:tab/>5</text:a></text:p>
          <text:p text:style-name="P14"><text:a xlink:type="simple" xlink:href="#__RefHeading__7287_1511697857" text:style-name="Index_20_Link" text:visited-style-name="Index_20_Link">New repository<text:tab/>6</text:a></text:p>
          <text:p text:style-name="P14"><text:a xlink:type="simple" xlink:href="#__RefHeading__7289_1511697857" text:style-name="Index_20_Link" text:visited-style-name="Index_20_Link">Check-out repository<text:tab/>6</text:a></text:p>
          <text:p text:style-name="P14"><text:a xlink:type="simple" xlink:href="#__RefHeading__7291_1511697857" text:style-name="Index_20_Link" text:visited-style-name="Index_20_Link">Open repository<text:tab/>6</text:a></text:p>
          <text:p text:style-name="P14"><text:a xlink:type="simple" xlink:href="#__RefHeading__7380_1511697857" text:style-name="Index_20_Link" text:visited-style-name="Index_20_Link">Close repository<text:tab/>6</text:a></text:p>
          <text:p text:style-name="P25"><text:a xlink:type="simple" xlink:href="#__RefHeading__7295_1511697857" text:style-name="Index_20_Link" text:visited-style-name="Index_20_Link">Basic functions<text:tab/>6</text:a></text:p>
          <text:p text:style-name="P14"><text:a xlink:type="simple" xlink:href="#__RefHeading__7297_1511697857" text:style-name="Index_20_Link" text:visited-style-name="Index_20_Link">Edit files<text:tab/>6</text:a></text:p>
          <text:p text:style-name="P14"><text:a xlink:type="simple" xlink:href="#__RefHeading__7299_1511697857" text:style-name="Index_20_Link" text:visited-style-name="Index_20_Link">Commit<text:tab/>6</text:a></text:p>
          <text:p text:style-name="P14"><text:a xlink:type="simple" xlink:href="#__RefHeading__7301_1511697857" text:style-name="Index_20_Link" text:visited-style-name="Index_20_Link">Add<text:tab/>7</text:a></text:p>
          <text:p text:style-name="P14"><text:a xlink:type="simple" xlink:href="#__RefHeading__7303_1511697857" text:style-name="Index_20_Link" text:visited-style-name="Index_20_Link">Remove<text:tab/>7</text:a></text:p>
          <text:p text:style-name="P14"><text:a xlink:type="simple" xlink:href="#__RefHeading__7305_1511697857" text:style-name="Index_20_Link" text:visited-style-name="Index_20_Link">Revert<text:tab/>7</text:a></text:p>
          <text:p text:style-name="P14"><text:a xlink:type="simple" xlink:href="#__RefHeading__7307_1511697857" text:style-name="Index_20_Link" text:visited-style-name="Index_20_Link">Revisions<text:tab/>7</text:a></text:p>
          <text:p text:style-name="P14"><text:a xlink:type="simple" xlink:href="#__RefHeading__7309_1511697857" text:style-name="Index_20_Link" text:visited-style-name="Index_20_Link">Diff<text:tab/>7</text:a></text:p>
          <text:p text:style-name="P14"><text:a xlink:type="simple" xlink:href="#__RefHeading__7311_1511697857" text:style-name="Index_20_Link" text:visited-style-name="Index_20_Link">Changed files<text:tab/>7</text:a></text:p>
          <text:p text:style-name="P14"><text:a xlink:type="simple" xlink:href="#__RefHeading__7313_1511697857" text:style-name="Index_20_Link" text:visited-style-name="Index_20_Link">Annotations<text:tab/>7</text:a></text:p>
          <text:p text:style-name="P25"><text:a xlink:type="simple" xlink:href="#__RefHeading__7315_1511697857" text:style-name="Index_20_Link" text:visited-style-name="Index_20_Link">Patches<text:tab/>7</text:a></text:p>
          <text:p text:style-name="P14"><text:a xlink:type="simple" xlink:href="#__RefHeading__7317_1511697857" text:style-name="Index_20_Link" text:visited-style-name="Index_20_Link">Create patch<text:tab/>7</text:a></text:p>
          <text:p text:style-name="P14"><text:a xlink:type="simple" xlink:href="#__RefHeading__7319_1511697857" text:style-name="Index_20_Link" text:visited-style-name="Index_20_Link">Review patch<text:tab/>7</text:a></text:p>
          <text:p text:style-name="P25"><text:a xlink:type="simple" xlink:href="#__RefHeading__7321_1511697857" text:style-name="Index_20_Link" text:visited-style-name="Index_20_Link">Preferences<text:tab/>7</text:a></text:p>
          <text:p text:style-name="P26"><text:a xlink:type="simple" xlink:href="#__RefHeading__16288_1510295094" text:style-name="Index_20_Link" text:visited-style-name="Index_20_Link">Appendix<text:tab/>8</text:a></text:p>
          <text:p text:style-name="P25"><text:a xlink:type="simple" xlink:href="#__RefHeading__27593402" text:style-name="Index_20_Link" text:visited-style-name="Index_20_Link">Onzen command line options summary<text:tab/>8</text:a></text:p>
          <text:p text:style-name="P25"><text:a xlink:type="simple" xlink:href="#__RefHeading__35624716" text:style-name="Index_20_Link" text:visited-style-name="Index_20_Link">Compilation<text:tab/>8</text:a></text:p>
          <text:p text:style-name="P25"><text:a xlink:type="simple" xlink:href="#__RefHeading__16332_1510295094" text:style-name="Index_20_Link" text:visited-style-name="Index_20_Link">Development<text:tab/>8</text:a></text:p>
          <text:p text:style-name="P26"><text:a xlink:type="simple" xlink:href="#__RefHeading__31406103" text:style-name="Index_20_Link" text:visited-style-name="Index_20_Link">Frequently asked questions<text:tab/>8</text:a></text:p>
          <text:p text:style-name="P26"><text:a xlink:type="simple" xlink:href="#__RefHeading__16334_1510295094" text:style-name="Index_20_Link" text:visited-style-name="Index_20_Link">Contact and bug reports<text:tab/>9</text:a></text:p>
          <text:p text:style-name="P26"><text:a xlink:type="simple" xlink:href="#__RefHeading__16336_1510295094" text:style-name="Index_20_Link" text:visited-style-name="Index_20_Link">License<text:tab/>9</text:a></text:p>
          <text:p text:style-name="P26"><text:a xlink:type="simple" xlink:href="#__RefHeading__16338_1510295094" text:style-name="Index_20_Link" text:visited-style-name="Index_20_Link">References<text:tab/>10</text:a></text:p>
        </text:index-body>
      </text:table-of-content>
      <text:h text:style-name="Heading_20_1" text:outline-level="1"><text:bookmark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4">Figure 1: Onzen main window<text:tab/>7</text:p>
          <text:p text:style-name="P24">Figure 2: Repository list dialog<text:tab/>7</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5">Table 1: Compilation packages<text:tab/>10</text:p>
        </text:index-body>
      </text:table-index>
      <text:p text:style-name="Text_20_body"/>
      <text:h text:style-name="P16" text:outline-level="1"><text:soft-page-break/></text:h>
      <text:h text:style-name="P17" text:outline-level="1"><text:bookmark text:name="__RefHeading__31345316"/>Overview<text:bookmark-end text:name="__RefHeading__31345316"/></text:h>
      <text:p text:style-name="P6">Onzen is a graphical front end for the revision control systems Concurrent Version System [<text:reference-ref text:reference-format="text" text:ref-name="CVS">CVS</text:reference-ref>], Apache Subversion [<text:reference-ref text:reference-format="text" text:ref-name="SVN">SVN</text:reference-ref>], Mercurial [<text:reference-ref text:reference-format="text" text:ref-name="HG">HG</text:reference-ref>], and GIT [<text:reference-ref text:reference-format="text" text:ref-name="GIT">GIT</text:reference-ref>]. It represent the files managed by the RCS in a tree-view with detailed information and offers functions to e. g. update, commit, add, remove, rename, revert, create diffs, view files and others.</text:p>
      <text:h text:style-name="Heading_20_2" text:outline-level="2"><text:bookmark text:name="__RefHeading__16232_1510295094"/>Features<text:bookmark-end text:name="__RefHeading__16232_1510295094"/></text:h>
      <text:list xml:id="list787218065" text:style-name="L1">
        <text:list-item>
          <text:p text:style-name="P19">sup<text:span text:style-name="T1">port revision control systems </text:span><text:span text:style-name="T2">Concurrent Version System [</text:span><text:span text:style-name="T2"><text:reference-ref text:reference-format="text" text:ref-name="CVS">CVS</text:reference-ref></text:span><text:span text:style-name="T2">]</text:span><text:span text:style-name="T1">, </text:span><text:span text:style-name="T2">Apache Subversion [</text:span><text:span text:style-name="T2"><text:reference-ref text:reference-format="text" text:ref-name="SVN">SVN</text:reference-ref></text:span><text:span text:style-name="T2">], Mercurial [</text:span><text:span text:style-name="T2"><text:reference-ref text:reference-format="text" text:ref-name="HG">HG</text:reference-ref></text:span><text:span text:style-name="T2">], and GIT [</text:span><text:span text:style-name="T2"><text:reference-ref text:reference-format="text" text:ref-name="GIT">GIT</text:reference-ref></text:span><text:span text:style-name="T2">].</text:span></text:p>
        </text:list-item>
        <text:list-item>
          <text:p text:style-name="P19">show files in a tree-view with detailed information like status, revision, branch in multiple tabs</text:p>
        </text:list-item>
        <text:list-item>
          <text:p text:style-name="P27">update, commit, add, remove, rename, revert, and view files,</text:p>
        </text:list-item>
        <text:list-item>
          <text:p text:style-name="P27">show diff of files in a two-column view with highlighting of added, removed, and changed lines and lines which only have white-space changes,</text:p>
        </text:list-item>
        <text:list-item>
          <text:p text:style-name="P27">show revisions in a tree-view with details information of revision, author, commit date and commit message,</text:p>
        </text:list-item>
        <text:list-item>
          <text:p text:style-name="P27">show list of changed files,</text:p>
        </text:list-item>
        <text:list-item>
          <text:p text:style-name="P27">show annotations for each line in a file,</text:p>
        </text:list-item>
        <text:list-item>
          <text:p text:style-name="P27">history of commit message, broadcasting commit messages to other running Onzen instances in local network,</text:p>
        </text:list-item>
        <text:list-item>
          <text:p text:style-name="P27">create auto-summary line from multi-line commit message via user definable patterns,</text:p>
        </text:list-item>
        <text:list-item>
          <text:p text:style-name="P27">create and manage patches in an internal database,</text:p>
        </text:list-item>
        <text:list-item>
          <text:p text:style-name="P27">send patches for review either via mail or to a review server like ReviewBoard [<text:reference-ref text:reference-format="text" text:ref-name="ReviewBoard">ReviewBoard</text:reference-ref>],</text:p>
        </text:list-item>
        <text:list-item>
          <text:p text:style-name="P27">open files via Mime type or file name extension with user definable editor program,</text:p>
        </text:list-item>
        <text:list-item>
          <text:p text:style-name="P27">create local directories, delete and rename local files,</text:p>
        </text:list-item>
        <text:list-item>
          <text:p text:style-name="P27">find files by name and content,</text:p>
        </text:list-item>
        <text:list-item>
          <text:p text:style-name="P27">user definable shell commands</text:p>
        </text:list-item>
        <text:list-item>
          <text:p text:style-name="P27">support RCS specific features:</text:p>
          <text:list>
            <text:list-item>
              <text:p text:style-name="P31">view tree with branches (CVS),</text:p>
            </text:list-item>
            <text:list-item>
              <text:p text:style-name="P31">master repository (HG),</text:p>
            </text:list-item>
            <text:list-item>
              <text:p text:style-name="P31">push/pull command (HG),</text:p>
            </text:list-item>
            <text:list-item>
              <text:p text:style-name="P31">forest extension (HG),</text:p>
            </text:list-item>
            <text:list-item>
              <text:p text:style-name="P31">patch queues (HG)</text:p>
            </text:list-item>
          </text:list>
        </text:list-item>
        <text:list-item>
          <text:p text:style-name="P12">preferences to set colors, keyboard short cuts, editors, Mime types, shell commands. Optional encryption of mail and login passwords.</text:p>
        </text:list-item>
      </text:list>
      <text:p text:style-name="Standard">and more!</text:p>
      <text:h text:style-name="Heading_20_2" text:outline-level="2"><text:bookmark text:name="__RefHeading__16234_1510295094"/>Requirements<text:bookmark-end text:name="__RefHeading__16234_1510295094"/></text:h>
      <text:p text:style-name="Text_20_body">To execute Onzen you need:</text:p>
      <text:list xml:id="list412640991" text:style-name="L2">
        <text:list-item>
          <text:p text:style-name="P20">installed command line tools for CVS, SVN, HG, and/or GIT</text:p>
        </text:list-item>
      </text:list>
      <text:list xml:id="list1872301153" text:style-name="L3">
        <text:list-item>
          <text:p text:style-name="P9">JRE 1.6 [<text:reference-ref text:reference-format="text" text:ref-name="JRE">JRE, JDK</text:reference-ref>]</text:p>
        </text:list-item>
      </text:list>
      <text:p text:style-name="Text_20_body"><text:soft-page-break/>Optional tools for Onzen:</text:p>
      <text:list xml:id="list574076830" text:continue-list="list412640991" text:style-name="L2">
        <text:list-item>
          <text:p text:style-name="P20">external text editor</text:p>
        </text:list-item>
      </text:list>
      <text:list xml:id="list1303757691" text:style-name="L4">
        <text:list-item>
          <text:p text:style-name="P21">mail command</text:p>
        </text:list-item>
      </text:list>
      <text:list xml:id="list2159026568" text:style-name="L5">
        <text:list-item>
          <text:p text:style-name="P28">diff command</text:p>
        </text:list-item>
      </text:list>
      <text:p text:style-name="P7"/>
      <text:p text:style-name="Text_20_body">Onzen is either available as a binary package for Linux, Solaris, MacOS X, and Windows or as source code for compilation. If you are not familiar with using the Java Development Kit (JDK) it is recommended to use the binary packages. Please check the website</text:p>
      <text:p text:style-name="Source_20_code"><text:a xlink:type="simple" xlink:href="http://www.kigen.de/projects/bar/index.html">http://www.kigen.de/projects/onzen/index.html</text:a></text:p>
      <text:p text:style-name="Text_20_body">for available binary packages.</text:p>
      <text:p text:style-name="Text_20_body">To compile Onzen you need:</text:p>
      <text:list xml:id="list302046922" text:style-name="L6">
        <text:list-item>
          <text:p text:style-name="P10">JDK 1.6 [<text:reference-ref text:reference-format="text" text:ref-name="JRE">JRE, JDK</text:reference-ref>]</text:p>
        </text:list-item>
      </text:list>
      <text:p text:style-name="Text_20_body">For more details to compile Onzen by yourself please see chapter <text:bookmark-ref text:reference-format="text" text:ref-name="__RefHeading__35624716">Compilation</text:bookmark-ref>, page <text:bookmark-ref text:reference-format="page" text:ref-name="__RefHeading__35624716">10</text:bookmark-ref>.</text:p>
      <text:h text:style-name="Heading_20_1" text:outline-level="1"><text:bookmark text:name="__RefHeading__16238_1510295094"/>Installation<text:bookmark-end text:name="__RefHeading__16238_1510295094"/></text:h>
      <text:h text:style-name="Heading_20_2" text:outline-level="2"><text:bookmark text:name="__RefHeading__16240_1510295094"/>Packages<text:bookmark-end text:name="__RefHeading__16240_1510295094"/></text:h>
      <text:p text:style-name="Text_20_body">Onzen is installed by simply decompress the delivered package file (compressed TAR or ZIP file):</text:p>
      <table:table table:name="Platforms" table:style-name="Platforms">
        <table:table-column table:style-name="Platforms.A"/>
        <table:table-column table:style-name="Platforms.B"/>
        <table:table-row>
          <table:table-cell table:style-name="Platforms.A1" office:value-type="string">
            <text:p text:style-name="Table_20_Heading">Sub-directory</text:p>
          </table:table-cell>
          <table:table-cell table:style-name="Platforms.B1" office:value-type="string">
            <text:p text:style-name="Table_20_Heading">Platform</text:p>
          </table:table-cell>
        </table:table-row>
        <table:table-row>
          <table:table-cell table:style-name="Platforms.A2" office:value-type="string">
            <text:p text:style-name="Table_20_Contents">onzen-&lt;version&gt;-linux.tar.bz2</text:p>
          </table:table-cell>
          <table:table-cell table:style-name="Platforms.B2" office:value-type="string">
            <text:p text:style-name="Table_20_Contents">Linux</text:p>
          </table:table-cell>
        </table:table-row>
        <table:table-row>
          <table:table-cell table:style-name="Platforms.A2" office:value-type="string">
            <text:p text:style-name="Table_20_Contents">onzen-&lt;version&gt;-solaris.tar.bz2</text:p>
          </table:table-cell>
          <table:table-cell table:style-name="Platforms.B2" office:value-type="string">
            <text:p text:style-name="Table_20_Contents">Solaris</text:p>
          </table:table-cell>
        </table:table-row>
        <table:table-row>
          <table:table-cell table:style-name="Platforms.A2" office:value-type="string">
            <text:p text:style-name="Table_20_Contents">onzen-&lt;version&gt;-macosx.tar.bz2</text:p>
          </table:table-cell>
          <table:table-cell table:style-name="Platforms.B2" office:value-type="string">
            <text:p text:style-name="Table_20_Contents">MacOS X</text:p>
          </table:table-cell>
        </table:table-row>
        <table:table-row>
          <table:table-cell table:style-name="Platforms.A2" office:value-type="string">
            <text:p text:style-name="Table_20_Contents">onzen-&lt;version&gt;-windows.zip</text:p>
          </table:table-cell>
          <table:table-cell table:style-name="Platforms.B2" office:value-type="string">
            <text:p text:style-name="Table_20_Contents">Windows</text:p>
          </table:table-cell>
        </table:table-row>
      </table:table>
      <text:p text:style-name="Text_20_body"/>
      <text:h text:style-name="Heading_20_1" text:outline-level="1"><text:bookmark text:name="__RefHeading__16242_1510295094"/>Usage<text:bookmark-end text:name="__RefHeading__16242_1510295094"/></text:h>
      <text:p text:style-name="Text_20_body">Onzen is started with:</text:p>
      <text:p text:style-name="Command">onzen</text:p>
      <text:p text:style-name="Text_20_body">resp. with:</text:p>
      <text:p text:style-name="Command">onzen.bar</text:p>
      <text:p text:style-name="Text_20_body">or by simply clicking on the JAR file icon on the desktop resp. selecting the entry in the start menu.</text:p>
      <text:p text:style-name="Note">Note:<text:tab/>To execute Onzen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Mac OS X (32- and 64bit), and Windows (32- and 64bit) are included in the Onzen JAR files. Please use the 32bit versions on a 32bit system and the 64bit versions (file name contain “64”) on 64bit systems.</text:p>
      <text:p text:style-name="Text_20_body">Onzen can be called with some options. The general syntax is:</text:p>
      <text:p text:style-name="Command"><text:soft-page-break/>onzen [&lt;options&gt;] [&lt;repository list&gt;]</text:p>
      <text:p text:style-name="Text_20_body">Onze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repository list name is the first non-option argument and specify the name of the repository list which is shown in the tabs in Onzen.</text:p>
      <text:p text:style-name="Text_20_body">The main window look like in example figure <text:sequence-ref text:reference-format="value" text:ref-name="refFigure0">1</text:sequence-ref>: <text:sequence-ref text:reference-format="caption" text:ref-name="refFigure0">Onzen main window</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draw:frame draw:style-name="fr1" draw:name="Frame1" text:anchor-type="paragraph" svg:width="4.6902in" draw:z-index="0"><draw:text-box fo:min-height="3.1201in"><text:p text:style-name="Figure"><draw:frame draw:style-name="fr2" draw:name="Onzen main window" text:anchor-type="paragraph" svg:x="0.0016in" svg:y="0.0008in" svg:width="4.6902in" style:rel-width="100%" svg:height="3.1201in" style:rel-height="scale" draw:z-index="1"><draw:image xlink:href="../images/main1.png" xlink:type="simple" xlink:show="embed" xlink:actuate="onLoad" draw:filter-name="&lt;All formats&gt;"/></draw:frame>Figure <text:sequence text:ref-name="refFigure0" text:name="Figure" text:formula="ooow:Figure+1" style:num-format="1">1</text:sequence>: Onzen main window</text:p></draw:text-box></draw:frame></text:p>
      <text:h text:style-name="Heading_20_2" text:outline-level="2"><text:bookmark text:name="__RefHeading__7285_1511697857"/>Repositories<text:bookmark-end text:name="__RefHeading__7285_1511697857"/></text:h>
      <text:h text:style-name="Heading_20_3" text:outline-level="3"><text:bookmark text:name="__RefHeading__7378_1511697857"/>Repository lists<text:bookmark-end text:name="__RefHeading__7378_1511697857"/></text:h>
      <text:p text:style-name="Text_20_body">When Onzen is started the repository list dialog is opened for selecting a repository list by its name. In the repository list dialog an existing list can be selected or a new list can be created. A repository list contain a set of repositories which are organized in tabs in Onzen. For each tab the repository settings (path, tests, mail settings, patch review settings etc.) and the last state of the file tree view are stored. When the repository list is opened again these settings are restored.</text:p>
      <text:p text:style-name="Text_20_body">Figure <text:sequence-ref text:reference-format="value" text:ref-name="refFigure1">2</text:sequence-ref>: <text:sequence-ref text:reference-format="caption" text:ref-name="refFigure1">Repository list dialog</text:sequence-ref> show the repository list dialog.</text:p>
      <text:p text:style-name="Note">Note:<text:tab/>The repository list can be edited later with the commands under menu <text:span text:style-name="Menu">Program</text:span> in Onzen.</text:p>
      <text:p text:style-name="Text_20_body"><draw:frame draw:style-name="fr1" draw:name="Frame2" text:anchor-type="paragraph" svg:width="1.6598in" draw:z-index="2"><draw:text-box fo:min-height="1.75in"><text:p text:style-name="Figure"><draw:frame draw:style-name="fr2" draw:name="graphics1" text:anchor-type="paragraph" svg:x="0.0016in" svg:y="0.0008in" svg:width="1.6598in" style:rel-width="100%" svg:height="1.75in" style:rel-height="scale" draw:z-index="3"><draw:image xlink:href="../images/repository-lists.png" xlink:type="simple" xlink:show="embed" xlink:actuate="onLoad" draw:filter-name="&lt;All formats&gt;"/></draw:frame>Figure <text:sequence text:ref-name="refFigure1" text:name="Figure" text:formula="ooow:Figure+1" style:num-format="1">2</text:sequence>: Repository list dialog</text:p></draw:text-box></draw:frame><text:soft-page-break/></text:p>
      <text:h text:style-name="Heading_20_3" text:outline-level="3"><text:bookmark text:name="__RefHeading__7287_1511697857"/>New repository<text:bookmark-end text:name="__RefHeading__7287_1511697857"/></text:h>
      <text:p text:style-name="Text_20_body">TODO</text:p>
      <text:h text:style-name="Heading_20_3" text:outline-level="3"><text:bookmark text:name="__RefHeading__7289_1511697857"/>Check-out repository<text:bookmark-end text:name="__RefHeading__7289_1511697857"/></text:h>
      <text:p text:style-name="Text_20_body">TODO</text:p>
      <text:h text:style-name="Heading_20_3" text:outline-level="3"><text:bookmark text:name="__RefHeading__7291_1511697857"/>Open repository<text:bookmark-end text:name="__RefHeading__7291_1511697857"/></text:h>
      <text:p text:style-name="Text_20_body">With the command <text:span text:style-name="Command">Open repository...</text:span> an existing repository can be opened and added to the current repository list. In the file select dialog the path name to the existing repository can be selected.</text:p>
      <text:p text:style-name="Text_20_body">For each opened repository a new tab is added in Onzen. Single repositories can be opened multiple times and also sub-directories of a repository can be opened in a new tab.</text:p>
      <text:h text:style-name="Heading_20_3" text:outline-level="3"><text:bookmark text:name="__RefHeading__7380_1511697857"/>Close repository<text:bookmark-end text:name="__RefHeading__7380_1511697857"/></text:h>
      <text:p text:style-name="Text_20_body">TODO</text:p>
      <text:h text:style-name="Heading_20_2" text:outline-level="2"><text:bookmark text:name="__RefHeading__7295_1511697857"/>Basic functions<text:bookmark-end text:name="__RefHeading__7295_1511697857"/></text:h>
      <text:h text:style-name="Heading_20_3" text:outline-level="3"><text:bookmark text:name="__RefHeading__7297_1511697857"/>Edit files<text:bookmark-end text:name="__RefHeading__7297_1511697857"/></text:h>
      <text:p text:style-name="Text_20_body">Files can be opened for edit by a double-click on the file name. If the Mime type is known Onzen <text:s/>open the file with the associated editor program. If still no specific editor program is associated, a dialog open and an external program can be selected and a file type association can be created, thus all files with the same Mime type are opened with the specific editor program. If the Mime type cannot be detected, a file name pattern can be specified as an alternative approach to detect which editor should be used (e. g. required on Windows).</text:p>
      <text:p text:style-name="Note">Note:<text:tab/>The editor settings can be edited in the preference dialog.</text:p>
      <text:h text:style-name="Heading_20_3" text:outline-level="3"><text:bookmark text:name="__RefHeading__7299_1511697857"/>Commit<text:bookmark-end text:name="__RefHeading__7299_1511697857"/></text:h>
      <text:p text:style-name="Text_20_body">With the <text:span text:style-name="Command">Commit...</text:span> command the currently selected files are prepared to be commited and the commit dialog is opened. In the commit dialog the changes of the selected files and the files to commit are listed. In a text input field the commit message can be entered. From the commit <text:soft-page-break/>message history list a commit message from a previous commit can be selected and reused in the new commit.</text:p>
      <text:h text:style-name="Heading_20_3" text:outline-level="3"><text:bookmark text:name="__RefHeading__7301_1511697857"/>Add<text:bookmark-end text:name="__RefHeading__7301_1511697857"/></text:h>
      <text:p text:style-name="Text_20_body">TODO</text:p>
      <text:h text:style-name="Heading_20_3" text:outline-level="3"><text:bookmark text:name="__RefHeading__7303_1511697857"/>Remove<text:bookmark-end text:name="__RefHeading__7303_1511697857"/></text:h>
      <text:p text:style-name="Text_20_body">TODO</text:p>
      <text:h text:style-name="Heading_20_3" text:outline-level="3"><text:bookmark text:name="__RefHeading__7305_1511697857"/>Revert<text:bookmark-end text:name="__RefHeading__7305_1511697857"/></text:h>
      <text:p text:style-name="Text_20_body">TODO</text:p>
      <text:h text:style-name="Heading_20_3" text:outline-level="3"><text:bookmark text:name="__RefHeading__7307_1511697857"/>Revisions<text:bookmark-end text:name="__RefHeading__7307_1511697857"/></text:h>
      <text:p text:style-name="Text_20_body">TODO</text:p>
      <text:h text:style-name="Heading_20_3" text:outline-level="3"><text:bookmark text:name="__RefHeading__7309_1511697857"/>Diff<text:bookmark-end text:name="__RefHeading__7309_1511697857"/></text:h>
      <text:p text:style-name="Text_20_body">TODO</text:p>
      <text:h text:style-name="Heading_20_3" text:outline-level="3"><text:bookmark text:name="__RefHeading__7311_1511697857"/>Changed files<text:bookmark-end text:name="__RefHeading__7311_1511697857"/></text:h>
      <text:p text:style-name="Text_20_body">TODO</text:p>
      <text:h text:style-name="Heading_20_3" text:outline-level="3"><text:bookmark text:name="__RefHeading__7313_1511697857"/>Annotations<text:bookmark-end text:name="__RefHeading__7313_1511697857"/></text:h>
      <text:p text:style-name="Text_20_body">TODO</text:p>
      <text:h text:style-name="Heading_20_2" text:outline-level="2"><text:bookmark text:name="__RefHeading__7315_1511697857"/>Patches<text:bookmark-end text:name="__RefHeading__7315_1511697857"/></text:h>
      <text:h text:style-name="Heading_20_3" text:outline-level="3"><text:bookmark text:name="__RefHeading__7317_1511697857"/>Create patch<text:bookmark-end text:name="__RefHeading__7317_1511697857"/></text:h>
      <text:p text:style-name="Text_20_body">TODO</text:p>
      <text:h text:style-name="Heading_20_3" text:outline-level="3"><text:bookmark text:name="__RefHeading__7319_1511697857"/>Review patch<text:bookmark-end text:name="__RefHeading__7319_1511697857"/></text:h>
      <text:p text:style-name="Text_20_body">TODO</text:p>
      <text:h text:style-name="Heading_20_2" text:outline-level="2"><text:bookmark text:name="__RefHeading__7321_1511697857"/>Preferences<text:bookmark-end text:name="__RefHeading__7321_1511697857"/></text:h>
      <text:p text:style-name="Text_20_body">TODO</text:p>
      <text:p text:style-name="Text_20_body"/>
      <text:h text:style-name="P17" text:outline-level="1"><text:bookmark text:name="__RefHeading__16288_1510295094"/>Appendix<text:bookmark-end text:name="__RefHeading__16288_1510295094"/></text:h>
      <text:h text:style-name="Heading_20_2" text:outline-level="2"><text:bookmark text:name="__RefHeading__27593402"/>Onzen command line options summary<text:bookmark-end text:name="__RefHeading__27593402"/></text:h>
      <text:p text:style-name="Text_20_body">The following sections list the Onzen command line options.</text:p>
      <text:p text:style-name="Option_20_title"><text:alphabetical-index-mark-start text:id="IMark86712456"/>--help<text:alphabetical-index-mark-end text:id="IMark86712456"/>, <text:alphabetical-index-mark-start text:id="IMark69388008"/>-h<text:alphabetical-index-mark-end text:id="IMark69388008"/></text:p>
      <text:p text:style-name="Option">Show help to Onzen.</text:p>
      <text:p text:style-name="Option_20_title"><text:alphabetical-index-mark-start text:id="IMark85451704"/>--<text:alphabetical-index-mark-end text:id="IMark85451704"/>debug</text:p>
      <text:p text:style-name="P18">Start Onzen in debug mode. If there is some serious error a Java stack trace is printed.</text:p>
      <text:h text:style-name="Heading_20_2" text:outline-level="2"><text:bookmark text:name="__RefHeading__35624716"/>Compilation<text:bookmark-end text:name="__RefHeading__35624716"/></text:h>
      <text:p text:style-name="Text_20_body">To compile Onzen by yourself you need a Java Development Kit [<text:reference-ref text:reference-format="text" text:ref-name="JRE, JDK">JRE, JDK</text:reference-ref>] environment and make. The following list the required packages to compile Onzen:</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openjdk-6-jdk<text:note text:id="ftn1" text:note-class="footnote"><text:note-citation>1</text:note-citation><text:note-body><text:p text:style-name="Footnote">Instead of the OpenJDK package a standard JDK package may be usable, too.</text:p></text:note-body></text:note></text:p>
          </table:table-cell>
          <table:table-cell table:style-name="Packages.A2" office:value-type="string">
            <text:p text:style-name="P4">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4">mandatory</text:p>
          </table:table-cell>
          <table:table-cell table:style-name="Packages.C2" office:value-type="string">
            <text:p text:style-name="Table_20_Contents">make program</text:p>
          </table:table-cell>
        </table:table-row>
        <table:table-row>
          <table:table-cell table:style-name="Packages.A2" office:value-type="string">
            <text:p text:style-name="Table_20_Contents">ant, launch4j</text:p>
          </table:table-cell>
          <table:table-cell table:style-name="Packages.A2" office:value-type="string">
            <text:p text:style-name="P4">optional</text:p>
          </table:table-cell>
          <table:table-cell table:style-name="Packages.C2" office:value-type="string">
            <text:p text:style-name="Table_20_Contents">tool to pack Onzen into a single-binary (only needed when a single-binary exe-file should be created on Windows)<text:note text:id="ftn2" text:note-class="footnote"><text:note-citation>2</text:note-citation><text:note-body><text:p text:style-name="Footnote">Currently ant/launch4j is not fully supported in the BAR make file.</text:p></text:note-body></text:note></text:p>
          </table:table-cell>
        </table:table-row>
      </table:table>
      <text:p text:style-name="Table">Table <text:sequence text:ref-name="refTable0" text:name="Table" text:formula="ooow:Table+1" style:num-format="1">1</text:sequence>: Compilation packages</text:p>
      <text:p text:style-name="Text_20_body">To compile Onzen usually the command sequence:</text:p>
      <text:p text:style-name="Command_20_Cont."><text:soft-page-break/>make</text:p>
      <text:p text:style-name="Command_20_End">make install</text:p>
      <text:p text:style-name="Text_20_body">will create all Onzen binary packages.</text:p>
      <text:h text:style-name="Heading_20_2" text:outline-level="2"><text:bookmark text:name="__RefHeading__16332_1510295094"/>Development<text:bookmark-end text:name="__RefHeading__16332_1510295094"/></text:h>
      <text:p text:style-name="Text_20_body">The Onzen sources are currently hosted on:</text:p>
      <text:p text:style-name="List_20_1"><text:a xlink:type="simple" xlink:href="http://developer.berlios.de/projects/bar">http://developer.berlios.de/projects/onzen</text:a></text:p>
      <text:p text:style-name="Text_20_body">There you may find the most recent development version of the sources and additional developer information.</text:p>
      <text:h text:style-name="Heading_20_1" text:outline-level="1"><text:bookmark text:name="__RefHeading__31406103"/>Frequently asked questions<text:bookmark-end text:name="__RefHeading__31406103"/></text:h>
      <text:p text:style-name="Text_20_body">If you try to use Onzen or recompile Onzen by yourself and you run into some problem, please check the following questions and answers list before creating a bug report. Some problems are known and are not caused by Onzen.</text:p>
      <text:list xml:id="list578141862" text:style-name="Numbering_20_1">
        <text:list-item>
          <text:p text:style-name="Question"><text:soft-page-break/>Onzen does not start on my system. I get the error “No more handles [gtk_init_check() failed]”. What is wrong?</text:p>
        </text:list-item>
      </text:list>
      <text:p text:style-name="Answer">Probably Onze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P8"><text:a xlink:type="simple" xlink:href="http://www.eclipse.org/tptp/home/downloads/releasenotes/releasenotes4_3_0.html"><text:span text:style-name="Internet_20_link">http://www.eclipse.org/tptp/home/downloads/releasenotes/releasenotes4_3_0.html</text:span></text:a></text:p>
      <text:list xml:id="list2012433521" text:continue-numbering="true" text:style-name="Numbering_20_1">
        <text:list-item>
          <text:p text:style-name="Question">Instead of the SWT JAR included in BAR I like to use another one I already have. Onzen is starting, but some of the buttons does not work properly. What is wrong?</text:p>
        </text:list-item>
      </text:list>
      <text:p text:style-name="P23">This is probably a bug in the SWT JAR you are using in combination with the installed GTK libraries on your system. Probably SWT 3.5.x and GTK 2.18 or newer versions seems not to work together anymore. I could avoid this problem by using SWT 3.6 or newer.</text:p>
      <text:h text:style-name="Heading_20_1" text:outline-level="1"><text:bookmark text:name="__RefHeading__16334_1510295094"/>Contact and bug reports<text:bookmark-end text:name="__RefHeading__16334_1510295094"/></text:h>
      <text:p text:style-name="Text_20_body">If you find a bug in Onzen, please send me a bug report including the following information:</text:p>
      <text:list xml:id="list1289994179" text:style-name="L7">
        <text:list-item>
          <text:p text:style-name="P22">version number of <text:s/>Onzen</text:p>
        </text:list-item>
        <text:list-item>
          <text:p text:style-name="P29">description of your system environment (Linux distribution and version)</text:p>
        </text:list-item>
        <text:list-item>
          <text:p text:style-name="P29">if you used a pre-compiled version and which package or a self-compiled source-version</text:p>
        </text:list-item>
        <text:list-item>
          <text:p text:style-name="P29">steps to trigger the bug</text:p>
        </text:list-item>
        <text:list-item>
          <text:p text:style-name="P11">what is going wrong</text:p>
        </text:list-item>
      </text:list>
      <text:p text:style-name="Text_20_body">In case of a fatal error where Onzen is crashing, please please start the program with the option <text:span text:style-name="Option">‑‑debug</text:span>. With this option a Java stack trace should be printed with detailed information of the crash.</text:p>
      <text:p text:style-name="Text_20_body">Please send the report to:</text:p>
      <text:p text:style-name="List_20_1"><text:a xlink:type="simple" xlink:href="mailto:torsten.rupp@gmx.net">torsten.rupp@gmx.net</text:a></text:p>
      <text:p text:style-name="Text_20_body">I will try to reproduce the problem and fix it as soon as possible.</text:p>
      <text:h text:style-name="Heading_20_1" text:outline-level="1"><text:bookmark text:name="__RefHeading__16336_1510295094"/>License<text:bookmark-end text:name="__RefHeading__16336_1510295094"/></text:h>
      <text:p text:style-name="Text_20_body">Onzen and all included files are under the GPL version 2. The full GPL version 2 license text can be found here:</text:p>
      <text:p text:style-name="List_20_1"><text:span text:style-name="Internet_20_link">http://www.gnu.org/licenses/gpl-2.0.html</text:span></text:p>
      <text:p text:style-name="Text_20_body">Onzen is using SWT [<text:reference-ref text:reference-format="text" text:ref-name="SWT">SWT</text:reference-ref>]. SWT is under the "Eclipse Public License" which can be found here:</text:p>
      <text:p text:style-name="List_20_1"><text:span text:style-name="Internet_20_link">http://www.eclipse.org/org/documents/epl-v10.php</text:span></text:p>
      <text:h text:style-name="P17" text:outline-level="1"><text:bookmark text:name="__RefHeading__16338_1510295094"/>References<text:bookmark-end text:name="__RefHeading__16338_1510295094"/></text:h>
      <text:p text:style-name="Reference"><text:reference-mark-start text:name="CVS"/>CVS<text:reference-mark-end text:name="CVS"/><text:tab/>http://savannah.nongnu.org/projects/cvs</text:p>
      <text:p text:style-name="Reference"><text:reference-mark-start text:name="GIT"/>GIT<text:reference-mark-end text:name="GIT"/><text:tab/>http://git-scm.com/</text:p>
      <text:p text:style-name="Reference"><text:reference-mark-start text:name="HG"/>HG<text:reference-mark-end text:name="HG"/><text:tab/>http://mercurial.selenic.com/</text:p>
      <text:p text:style-name="Reference"><text:reference-mark-start text:name="JRE"/><text:reference-mark-start text:name="JRE, JDK"/>JRE, JDK<text:reference-mark-end text:name="JRE, JDK"/><text:reference-mark-end text:name="JRE"/><text:tab/><text:a xlink:type="simple" xlink:href="http://www.java.com/">http://www.java.com</text:a></text:p>
      <text:p text:style-name="Reference"><text:reference-mark-start text:name="launch4j"/>launch4j<text:reference-mark-end text:name="launch4j"/><text:tab/><text:a xlink:type="simple" xlink:href="http://launch4j.sourceforge.net/">http://launch4j.sourceforge.net</text:a></text:p>
      <text:p text:style-name="Reference"><text:reference-mark-start text:name="ReviewBoard"/>ReviewBoard<text:reference-mark-end text:name="ReviewBoard"/><text:tab/><text:a xlink:type="simple" xlink:href="http://www.reviewboard.org/">http://www.reviewboard.org</text:a></text:p>
      <text:p text:style-name="Reference"><text:reference-mark-start text:name="SVN"/>SVN<text:reference-mark-end text:name="SVN"/><text:tab/>http://subversion.apache.org/</text:p>
      <text:p text:style-name="Reference"><text:reference-mark-start text:name="SWT"/><text:reference-mark-start text:name="SET"/>SWT<text:reference-mark-end text:name="SET"/><text:reference-mark-end text:name="SWT"/><text:tab/>http://www.eclipse.org/swt</text:p>
      <text:p text:style-name="Reference"/>
      <text:p text:style-name="P5"/>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3">--<text:tab/>10</text:p>
          <text:p text:style-name="P13">--help<text:tab/>10</text:p>
          <text:p text:style-name="P13">-h<text:tab/>10</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top="0in" fo:margin-bottom="0.0835in" fo:text-align="justify" style:justify-single-word="false" fo:orphans="2" fo:widows="2" style:page-number="auto" style:shadow="none"/>
    </style:style>
    <style:style style:name="List" style:family="paragraph" style:parent-style-name="Text_20_body" style:class="list">
      <style:paragraph-properties fo:margin-top="0in" fo:margin-bottom="0.0591in"/>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0.2756in" fo:margin-right="0in" fo:margin-top="0in" fo:margin-bottom="0.1575in"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0.472in" fo:margin-right="0in"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master-page-name="">
      <style:paragraph-properties fo:margin-left="0.25in" fo:margin-right="0in" fo:margin-top="0.0783in" fo:margin-bottom="0.1575in" fo:text-indent="0in" style:auto-text-indent="false" style:page-number="auto">
        <style:tab-stops/>
      </style:paragraph-properties>
    </style:style>
    <style:style style:name="List_20_1_20_Cont." style:display-name="List 1 Cont." style:family="paragraph" style:parent-style-name="List" style:class="list">
      <style:paragraph-properties fo:margin-left="0.25in" fo:margin-right="0in" fo:margin-top="0in" fo:margin-bottom="0in" fo:text-indent="0in" style:auto-text-indent="false">
        <style:tab-stops/>
      </style:paragraph-properties>
    </style:style>
    <style:style style:name="List_20_2" style:display-name="List 2" style:family="paragraph" style:parent-style-name="List" style:default-outline-level="" style:list-style-name="" style:class="list" style:master-page-name="">
      <style:paragraph-properties fo:margin-left="0.25in" fo:margin-right="0in" fo:margin-top="0.0402in" fo:margin-bottom="0.0402in" fo:text-indent="0in" style:auto-text-indent="false" style:page-number="auto">
        <style:tab-stops/>
      </style:paragraph-properties>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Option" style:family="paragraph" style:parent-style-name="Text_20_body" style:master-page-name="">
      <style:paragraph-properties fo:margin-left="0.1965in" fo:margin-right="0in" fo:margin-top="0in" fo:margin-bottom="0.122in" fo:keep-together="auto" fo:orphans="0" fo:widows="0" fo:text-indent="0in" style:auto-text-indent="false" style:page-number="auto"/>
    </style:style>
    <style:style style:name="Option_20_title" style:display-name="Option title" style:family="paragraph" style:parent-style-name="Option" style:master-page-name="">
      <style:paragraph-properties fo:margin-left="0in" fo:margin-right="0in" fo:text-indent="0in" style:auto-text-indent="false" style:page-number="auto" fo:keep-with-next="always"/>
    </style:style>
    <style:style style:name="Option_20_note" style:display-name="Option note" style:family="paragraph" style:parent-style-name="Option">
      <style:paragraph-properties fo:margin-left="0.6693in" fo:margin-right="0in"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fo:orphans="0" fo:widows="0"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paragraph-properties fo:margin-left="0in" fo:margin-right="0in" fo:text-indent="0in" style:auto-text-indent="false"/>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class="list">
      <style:paragraph-properties fo:margin-left="0.25in" fo:margin-right="0in" fo:margin-top="0in" fo:margin-bottom="0.1575in" fo:text-indent="0in" style:auto-text-indent="false"/>
    </style:style>
    <style:style style:name="List_20_1_20_Start" style:display-name="List 1 Start" style:family="paragraph" style:parent-style-name="List" style:class="list" style:master-page-name="">
      <style:paragraph-properties fo:margin-left="0.25in" fo:margin-right="0in" fo:margin-top="0in" fo:margin-bottom="0in" fo:keep-together="auto" fo:text-indent="0in" style:auto-text-indent="false" style:page-number="auto" fo:keep-with-next="always"/>
    </style:style>
    <style:style style:name="Command_20_Cont." style:display-name="Command Cont." style:family="paragraph" style:parent-style-name="Command" style:master-page-name="">
      <style:paragraph-properties fo:margin-top="0in" fo:margin-bottom="0in" fo:keep-together="always" style:page-number="auto" fo:keep-with-next="always"/>
    </style:style>
    <style:style style:name="Command_20_Start" style:display-name="Command Start" style:family="paragraph" style:parent-style-name="Command">
      <style:paragraph-properties fo:margin-top="0in" fo:margin-bottom="0in"/>
    </style:style>
    <style:style style:name="Command_20_End" style:display-name="Command End" style:family="paragraph" style:parent-style-name="Command_20_Start">
      <style:paragraph-properties fo:margin-top="0in" fo:margin-bottom="0.1575in"/>
    </style:style>
    <style:style style:name="Filters" style:family="paragraph" style:parent-style-name="Caption"/>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Question" style:family="paragraph" style:parent-style-name="Standard" style:default-outline-level="" style:list-style-name="Numbering_20_1" style:master-page-name="">
      <style:paragraph-properties fo:margin-left="0.4453in" fo:margin-right="0in" fo:margin-top="0.1575in" fo:margin-bottom="0in" fo:keep-together="auto" fo:text-indent="-0.4453in" style:auto-text-indent="false" style:page-number="auto" fo:keep-with-next="always">
        <style:tab-stops/>
      </style:paragraph-properties>
      <style:text-properties fo:font-style="italic"/>
    </style:style>
    <style:style style:name="Answer" style:family="paragraph" style:parent-style-name="Standard">
      <style:paragraph-properties fo:margin-left="0.4453in" fo:margin-right="0in" fo:margin-top="0.0783in" fo:margin-bottom="0in" fo:text-indent="0in" style:auto-text-indent="false">
        <style:tab-stops/>
      </style:paragraph-properties>
    </style:style>
    <style:style style:name="Configuration" style:family="paragraph" style:parent-style-name="Text" style:master-page-name="">
      <style:paragraph-properties fo:margin-left="0.1965in" fo:margin-right="0in" fo:margin-top="0in" fo:margin-bottom="0.122in"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0.6028in" fo:margin-right="0in" fo:text-indent="0in" style:auto-text-indent="false"/>
      <style:text-properties fo:font-style="italic"/>
    </style:style>
    <style:style style:name="Configuration_20_title" style:display-name="Configuration title" style:family="paragraph" style:parent-style-name="Configuration">
      <style:paragraph-properties fo:margin-left="0in" fo:margin-right="0in" fo:text-indent="0in" style:auto-text-indent="false"/>
    </style:style>
    <style:style style:name="Source_20_code" style:display-name="Source code" style:family="paragraph" style:parent-style-name="Text_20_body">
      <style:paragraph-properties fo:margin-left="0.3937in" fo:margin-right="0in" fo:text-indent="0in" style:auto-text-indent="false"/>
      <style:text-properties style:font-name="Courier New" fo:font-size="10pt"/>
    </style:style>
    <style:style style:name="Answer_20_Note" style:display-name="Answer Note" style:family="paragraph" style:parent-style-name="Answer">
      <style:paragraph-properties fo:margin-left="0.9453in" fo:margin-right="0in" fo:text-indent="-0.4917in" style:auto-text-indent="false">
        <style:tab-stops>
          <style:tab-stop style:position="0.472in"/>
        </style:tab-stops>
      </style:paragraph-properties>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Menu" style:family="text">
      <style:text-properties fo:font-style="italic"/>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rsten Rupp</meta:initial-creator>
    <meta:creation-date>2009-11-16T11:05:55</meta:creation-date>
    <dc:date>2012-04-14T08:09:22</dc:date>
    <meta:editing-duration>P35DT12H29M45S</meta:editing-duration>
    <meta:editing-cycles>203</meta:editing-cycles>
    <meta:generator>LibreOffice/3.3$Unix LibreOffice_project/330m19$Build-401</meta:generator>
    <meta:document-statistic meta:table-count="2" meta:image-count="2" meta:object-count="0" meta:page-count="13" meta:paragraph-count="221" meta:word-count="1783" meta:character-count="10766"/>
  </office:meta>
</office:document-meta>
</file>